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Atlas Grotesk" svg:font-family="'Atlas Grotesk', sans-serif"/>
    <style:font-face style:name="Lohit Devanagari1" svg:font-family="'Lohit Devanagari'"/>
    <style:font-face style:name="arial" svg:font-family="arial,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fo:color="#47494d" style:font-name="Liberation Serif" fo:font-size="12pt" fo:letter-spacing="normal" fo:font-style="normal" fo:font-weight="normal" fo:background-color="#ffffff" style:font-size-asian="12pt" style:font-weight-asian="normal" style:font-size-complex="12pt" style:font-weight-complex="normal" loext:padding="0cm" loext:border="none"/>
    </style:style>
    <style:style style:name="P2" style:family="paragraph" style:parent-style-name="Standard">
      <style:text-properties fo:font-variant="normal" fo:text-transform="none" fo:color="#47494d" style:font-name="Liberation Serif" fo:font-size="12pt" fo:letter-spacing="normal" fo:font-style="normal" fo:font-weight="bold" officeooo:rsid="000703c8" officeooo:paragraph-rsid="000703c8" fo:background-color="#ffffff" style:font-size-asian="12pt" style:font-size-complex="12pt" loext:padding="0cm" loext:border="none"/>
    </style:style>
    <style:style style:name="P3" style:family="paragraph" style:parent-style-name="Standard">
      <style:text-properties fo:font-variant="normal" fo:text-transform="none" fo:color="#47494d" style:font-name="Liberation Serif" fo:font-size="12pt" fo:letter-spacing="normal" fo:font-style="normal" fo:font-weight="bold" officeooo:rsid="000703c8" officeooo:paragraph-rsid="000703c8" style:font-size-asian="12pt" style:font-size-complex="12pt" loext:padding="0cm" loext:border="none"/>
    </style:style>
    <style:style style:name="P4" style:family="paragraph" style:parent-style-name="Standard">
      <style:text-properties fo:font-variant="normal" fo:text-transform="none" fo:color="#47494d" style:font-name="Liberation Serif" fo:font-size="12pt" fo:font-style="normal" fo:font-weight="bold" officeooo:rsid="00054600" officeooo:paragraph-rsid="00054600" fo:background-color="#ffffff" style:font-size-asian="12pt" style:font-size-complex="12pt" loext:padding="0cm" loext:border="none"/>
    </style:style>
    <style:style style:name="P5" style:family="paragraph" style:parent-style-name="Standard">
      <style:paragraph-properties fo:margin-left="0cm" fo:margin-right="0cm" fo:margin-top="0cm" fo:margin-bottom="0cm" loext:contextual-spacing="false" fo:text-indent="0cm" style:auto-text-indent="false"/>
      <style:text-properties fo:font-variant="normal" fo:text-transform="none" fo:color="#47494d" style:font-name="Liberation Serif" fo:font-size="12pt" fo:font-style="normal" fo:font-weight="bold" style:font-size-asian="12pt" style:font-size-complex="12pt" loext:padding="0cm" loext:border="none"/>
    </style:style>
    <style:style style:name="P6" style:family="paragraph" style:parent-style-name="Standard">
      <style:paragraph-properties fo:margin-left="0cm" fo:margin-right="0cm" fo:margin-top="0cm" fo:margin-bottom="0cm" loext:contextual-spacing="false" fo:line-height="137%" fo:text-indent="0cm" style:auto-text-indent="false"/>
      <style:text-properties fo:font-variant="normal" fo:text-transform="none" fo:color="#47494d" style:font-name="Liberation Serif" fo:font-size="12pt" fo:font-style="normal" fo:font-weight="normal" fo:background-color="#ffffff" style:font-size-asian="12pt" style:font-size-complex="12pt" loext:padding="0cm" loext:border="none"/>
    </style:style>
    <style:style style:name="P7" style:family="paragraph" style:parent-style-name="Standard">
      <style:paragraph-properties fo:margin-left="0cm" fo:margin-right="0cm" fo:margin-top="0cm" fo:margin-bottom="0cm" loext:contextual-spacing="false" fo:line-height="137%" fo:orphans="2" fo:widows="2" fo:text-indent="0cm" style:auto-text-indent="false"/>
      <style:text-properties fo:font-variant="normal" fo:text-transform="none" fo:color="#47494d" style:font-name="Liberation Serif" fo:font-size="12pt" fo:letter-spacing="normal" fo:font-style="normal" fo:font-weight="normal" style:font-size-asian="12pt" style:font-size-complex="12pt" loext:padding="0cm" loext:border="none"/>
    </style:style>
    <style:style style:name="P8" style:family="paragraph" style:parent-style-name="Standard">
      <style:paragraph-properties fo:margin-left="0cm" fo:margin-right="0cm" fo:margin-top="0cm" fo:margin-bottom="0cm" loext:contextual-spacing="false" style:line-height-at-least="1.217cm" fo:text-align="start" style:justify-single-word="false" fo:orphans="2" fo:widows="2" fo:text-indent="0cm" style:auto-text-indent="false"/>
      <style:text-properties officeooo:rsid="00081302" officeooo:paragraph-rsid="00081302" loext:padding="0cm" loext:border="none"/>
    </style:style>
    <style:style style:name="P9" style:family="paragraph" style:parent-style-name="Standard">
      <style:paragraph-properties fo:margin-left="0cm" fo:margin-right="0cm" fo:margin-top="0cm" fo:margin-bottom="0cm" loext:contextual-spacing="false" style:line-height-at-least="1.217cm" fo:text-align="start" style:justify-single-word="false" fo:orphans="2" fo:widows="2" fo:text-indent="0cm" style:auto-text-indent="false"/>
      <style:text-properties style:font-name="Liberation Serif" fo:font-size="12pt" style:font-size-asian="12pt" style:font-size-complex="12pt" loext:padding="0cm" loext:border="none"/>
    </style:style>
    <style:style style:name="P10" style:family="paragraph" style:parent-style-name="Standard">
      <style:paragraph-properties fo:margin-left="0cm" fo:margin-right="0cm" fo:margin-top="0cm" fo:margin-bottom="0cm" loext:contextual-spacing="false" style:line-height-at-least="1.217cm" fo:text-align="start" style:justify-single-word="false" fo:orphans="2" fo:widows="2" fo:text-indent="0cm" style:auto-text-indent="false"/>
      <style:text-properties style:font-name="Liberation Serif" fo:font-size="12pt" officeooo:rsid="00081302" officeooo:paragraph-rsid="00081302" style:font-size-asian="12pt" style:font-size-complex="12pt" loext:padding="0cm" loext:border="none"/>
    </style:style>
    <style:style style:name="P11" style:family="paragraph" style:parent-style-name="Standard">
      <style:paragraph-properties fo:margin-left="0cm" fo:margin-right="0cm" fo:margin-top="0cm" fo:margin-bottom="0cm" loext:contextual-spacing="false" style:line-height-at-least="1.217cm" fo:text-align="start" style:justify-single-word="false" fo:orphans="2" fo:widows="2" fo:text-indent="0cm" style:auto-text-indent="false"/>
      <style:text-properties style:font-name="Liberation Serif" fo:font-size="12pt" fo:font-weight="bold" officeooo:rsid="00081302" officeooo:paragraph-rsid="00081302" style:font-size-asian="12pt" style:font-weight-asian="bold" style:font-size-complex="12pt" style:font-weight-complex="bold" loext:padding="0cm" loext:border="none"/>
    </style:style>
    <style:style style:name="P12" style:family="paragraph" style:parent-style-name="Standard">
      <style:paragraph-properties fo:margin-left="0cm" fo:margin-right="0cm" fo:margin-top="0cm" fo:margin-bottom="0.499cm" loext:contextual-spacing="false" style:line-height-at-least="1.217cm" fo:text-align="start" style:justify-single-word="false" fo:orphans="2" fo:widows="2" fo:text-indent="0cm" style:auto-text-indent="false"/>
      <style:text-properties fo:font-variant="normal" fo:text-transform="none" fo:color="#47494d" style:font-name="Liberation Serif" fo:font-size="12pt" fo:letter-spacing="normal" fo:font-style="normal" fo:font-weight="bold" fo:background-color="#fbfbfb" style:font-size-asian="12pt" style:font-size-complex="12pt" loext:padding="0cm" loext:border="none"/>
    </style:style>
    <style:style style:name="P13" style:family="paragraph" style:parent-style-name="Standard">
      <style:paragraph-properties fo:margin-left="0cm" fo:margin-right="0.212cm" fo:text-indent="0cm" style:auto-text-indent="false"/>
      <style:text-properties style:font-name="Liberation Serif" fo:font-size="12pt" style:font-size-asian="12pt" style:font-size-complex="12pt"/>
    </style:style>
    <style:style style:name="P14" style:family="paragraph" style:parent-style-name="Standard">
      <style:paragraph-properties fo:margin-left="0cm" fo:margin-right="0.212cm" fo:margin-top="0cm" fo:margin-bottom="0cm" loext:contextual-spacing="false" fo:text-indent="0cm" style:auto-text-indent="false"/>
      <style:text-properties style:font-name="Liberation Serif" fo:font-size="12pt" style:font-size-asian="12pt" style:font-size-complex="12pt"/>
    </style:style>
    <style:style style:name="P15" style:family="paragraph" style:parent-style-name="Standard">
      <style:paragraph-properties fo:margin-left="0cm" fo:margin-right="0.212cm" fo:margin-top="0cm" fo:margin-bottom="0cm" loext:contextual-spacing="false" fo:orphans="2" fo:widows="2" fo:text-indent="0cm" style:auto-text-indent="false"/>
      <style:text-properties style:font-name="Liberation Serif" fo:font-size="12pt" style:font-size-asian="12pt" style:font-size-complex="12pt"/>
    </style:style>
    <style:style style:name="P16" style:family="paragraph" style:parent-style-name="Standard">
      <style:paragraph-properties fo:margin-left="0.212cm" fo:margin-right="0cm" fo:margin-top="0cm" fo:margin-bottom="0cm" loext:contextual-spacing="false" fo:line-height="137%" fo:text-indent="0cm" style:auto-text-indent="false"/>
      <style:text-properties fo:font-variant="normal" fo:text-transform="none" fo:color="#47494d" style:font-name="Liberation Serif" fo:font-size="12pt" fo:font-style="normal" fo:font-weight="normal" fo:background-color="#ffffff" style:font-size-asian="12pt" style:font-size-complex="12pt" loext:padding="0cm" loext:border="none"/>
    </style:style>
    <style:style style:name="P17" style:family="paragraph" style:parent-style-name="Standard">
      <style:paragraph-properties fo:margin-left="0.212cm" fo:margin-right="0cm" fo:margin-top="0cm" fo:margin-bottom="0cm" loext:contextual-spacing="false" fo:line-height="137%" fo:orphans="2" fo:widows="2" fo:text-indent="0cm" style:auto-text-indent="false"/>
      <style:text-properties fo:font-variant="normal" fo:text-transform="none" fo:color="#47494d" style:font-name="Liberation Serif" fo:font-size="12pt" fo:letter-spacing="normal" fo:font-style="normal" fo:font-weight="normal" style:font-size-asian="12pt" style:font-size-complex="12pt" loext:padding="0cm" loext:border="none"/>
    </style:style>
    <style:style style:name="P18" style:family="paragraph" style:parent-style-name="Text_20_body">
      <style:text-properties fo:font-variant="normal" fo:text-transform="none" fo:color="#a9a9a9" style:font-name="Liberation Serif" fo:font-size="12pt" fo:letter-spacing="normal" fo:font-style="normal" fo:font-weight="normal" officeooo:rsid="0003a3ba" officeooo:paragraph-rsid="0003a3ba" style:font-size-asian="12pt" style:font-size-complex="12pt" loext:padding="0cm" loext:border="none"/>
    </style:style>
    <style:style style:name="P19" style:family="paragraph" style:parent-style-name="Text_20_body">
      <style:text-properties fo:font-variant="normal" fo:text-transform="none" style:font-name="Liberation Serif" fo:font-size="12pt" fo:letter-spacing="normal" fo:font-style="normal" fo:font-weight="normal" officeooo:rsid="000703c8" officeooo:paragraph-rsid="000703c8" style:font-size-asian="12pt" style:font-size-complex="12pt"/>
    </style:style>
    <style:style style:name="P20" style:family="paragraph" style:parent-style-name="Text_20_body">
      <style:text-properties fo:font-variant="normal" fo:text-transform="none" style:font-name="Liberation Serif" fo:font-size="12pt" fo:letter-spacing="normal" fo:font-style="normal" fo:font-weight="normal" officeooo:paragraph-rsid="000703c8" style:font-size-asian="12pt" style:font-size-complex="12pt"/>
    </style:style>
    <style:style style:name="P21" style:family="paragraph" style:parent-style-name="Text_20_body">
      <style:text-properties fo:font-variant="normal" fo:text-transform="none" style:font-name="Liberation Serif" fo:font-size="12pt" fo:letter-spacing="normal" fo:font-style="normal" fo:font-weight="bold" officeooo:rsid="0007a450" officeooo:paragraph-rsid="0007a450" style:font-size-asian="12pt" style:font-weight-asian="bold" style:font-size-complex="12pt" style:font-weight-complex="bold"/>
    </style:style>
    <style:style style:name="P22" style:family="paragraph" style:parent-style-name="Text_20_body">
      <style:text-properties style:font-name="Liberation Serif" fo:font-size="12pt" style:font-size-asian="12pt" style:font-size-complex="12pt"/>
    </style:style>
    <style:style style:name="P23" style:family="paragraph" style:parent-style-name="Text_20_body">
      <style:text-properties style:font-name="Liberation Serif" fo:font-size="12pt" officeooo:rsid="00054600" officeooo:paragraph-rsid="00054600" style:font-size-asian="12pt" style:font-size-complex="12pt"/>
    </style:style>
    <style:style style:name="P24" style:family="paragraph" style:parent-style-name="Text_20_body">
      <style:text-properties style:font-name="Liberation Serif" fo:font-size="12pt" fo:font-weight="bold" officeooo:rsid="00054600" officeooo:paragraph-rsid="00054600" style:font-size-asian="12pt" style:font-weight-asian="bold" style:font-size-complex="12pt" style:font-weight-complex="bold"/>
    </style:style>
    <style:style style:name="P25" style:family="paragraph" style:parent-style-name="Text_20_body">
      <style:text-properties style:font-name="Liberation Serif" fo:font-size="12pt" fo:font-weight="bold" officeooo:rsid="000703c8" officeooo:paragraph-rsid="000703c8" style:font-size-asian="12pt" style:font-size-complex="12pt"/>
    </style:style>
    <style:style style:name="P26" style:family="paragraph" style:parent-style-name="Text_20_body" style:list-style-name="L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style:font-size-asian="12pt" style:font-weight-asian="bold" style:font-size-complex="12pt" style:font-weight-complex="bold"/>
    </style:style>
    <style:style style:name="P27" style:family="paragraph" style:parent-style-name="Text_20_body">
      <style:paragraph-properties fo:margin-left="0.212cm" fo:margin-right="0cm" fo:margin-top="0cm" fo:margin-bottom="0cm" loext:contextual-spacing="false" style:line-height-at-least="0.582cm" fo:text-align="start" style:justify-single-word="false" fo:text-indent="0cm" style:auto-text-indent="false" fo:padding="0cm" fo:border="none"/>
      <style:text-properties fo:font-variant="normal" fo:text-transform="none" fo:color="#a9a9a9" style:font-name="Liberation Serif" fo:font-size="12pt" fo:font-style="normal" fo:font-weight="normal" fo:background-color="#ffffff" style:font-size-asian="12pt" style:font-size-complex="12pt" loext:padding="0cm" loext:border="none"/>
    </style:style>
    <style:style style:name="P28" style:family="paragraph" style:parent-style-name="Text_20_body">
      <style:paragraph-properties fo:margin-left="0.212cm" fo:margin-right="0cm" fo:margin-top="0cm" fo:margin-bottom="0cm" loext:contextual-spacing="false" style:line-height-at-least="0.582cm" fo:text-align="start" style:justify-single-word="false" fo:orphans="2" fo:widows="2" fo:text-indent="0cm" style:auto-text-indent="false" fo:padding="0cm" fo:border="none"/>
      <style:text-properties fo:font-variant="normal" fo:text-transform="none" fo:color="#a9a9a9" style:font-name="Liberation Serif" fo:font-size="12pt" fo:letter-spacing="normal" fo:font-style="normal" fo:font-weight="normal" style:font-size-asian="12pt" style:font-size-complex="12pt" loext:padding="0cm" loext:border="none"/>
    </style:style>
    <style:style style:name="P29" style:family="paragraph" style:parent-style-name="Text_20_body">
      <style:paragraph-properties fo:margin-left="0.212cm" fo:margin-right="0cm" fo:margin-top="0cm" fo:margin-bottom="0cm" loext:contextual-spacing="false" fo:line-height="137%" fo:text-indent="0cm" style:auto-text-indent="false"/>
      <style:text-properties fo:font-variant="normal" fo:text-transform="none" fo:color="#47494d" style:font-name="Liberation Serif" fo:font-size="12pt" fo:font-style="normal" fo:font-weight="normal" fo:background-color="#ffffff" style:font-size-asian="12pt" style:font-size-complex="12pt" loext:padding="0cm" loext:border="none"/>
    </style:style>
    <style:style style:name="P30" style:family="paragraph" style:parent-style-name="Text_20_body">
      <style:paragraph-properties fo:margin-left="0cm" fo:margin-right="0.212cm" fo:margin-top="0cm" fo:margin-bottom="0cm" loext:contextual-spacing="false" fo:text-indent="0cm" style:auto-text-indent="false"/>
      <style:text-properties style:font-name="Liberation Serif" fo:font-size="12pt" style:font-size-asian="12pt" style:font-size-complex="12pt"/>
    </style:style>
    <style:style style:name="P31" style:family="paragraph" style:parent-style-name="Text_20_body">
      <style:paragraph-properties fo:margin-left="0cm" fo:margin-right="0.212cm" fo:margin-top="0cm" fo:margin-bottom="0cm" loext:contextual-spacing="false" fo:orphans="2" fo:widows="2" fo:text-indent="0cm" style:auto-text-indent="false"/>
      <style:text-properties style:font-name="Liberation Serif" fo:font-size="12pt" style:font-size-asian="12pt" style:font-size-complex="12pt"/>
    </style:style>
    <style:style style:name="P32" style:family="paragraph" style:parent-style-name="Text_20_body">
      <style:paragraph-properties fo:margin-left="0cm" fo:margin-right="0cm" fo:margin-top="0cm" fo:margin-bottom="0cm" loext:contextual-spacing="false" fo:line-height="137%" fo:text-indent="0cm" style:auto-text-indent="false"/>
      <style:text-properties fo:font-variant="normal" fo:text-transform="none" fo:color="#47494d" style:font-name="Liberation Serif" fo:font-size="12pt" fo:font-style="normal" fo:font-weight="normal" fo:background-color="#ffffff" style:font-size-asian="12pt" style:font-size-complex="12pt" loext:padding="0cm" loext:border="none"/>
    </style:style>
    <style:style style:name="P33" style:family="paragraph" style:parent-style-name="Text_20_body">
      <style:paragraph-properties fo:margin-left="0cm" fo:margin-right="0cm" fo:margin-top="0cm" fo:margin-bottom="0cm" loext:contextual-spacing="false" fo:line-height="137%" fo:orphans="2" fo:widows="2" fo:text-indent="0cm" style:auto-text-indent="false"/>
      <style:text-properties fo:font-variant="normal" fo:text-transform="none" fo:color="#47494d" style:font-name="Liberation Serif" fo:font-size="12pt" fo:letter-spacing="normal" fo:font-style="normal" fo:font-weight="normal" style:font-size-asian="12pt" style:font-size-complex="12pt" loext:padding="0cm" loext:border="none"/>
    </style:style>
    <style:style style:name="P34" style:family="paragraph" style:parent-style-name="Text_20_body">
      <style:paragraph-properties fo:margin-left="0cm" fo:margin-right="0cm" fo:margin-top="0cm" fo:margin-bottom="0cm" loext:contextual-spacing="false" style:line-height-at-least="1.217cm" fo:text-align="start" style:justify-single-word="false" fo:orphans="2" fo:widows="2" fo:text-indent="0cm" style:auto-text-indent="false"/>
      <style:text-properties style:font-name="Liberation Serif" fo:font-size="12pt" style:font-size-asian="12pt" style:font-size-complex="12pt" loext:padding="0cm" loext:border="none"/>
    </style:style>
    <style:style style:name="P35" style:family="paragraph" style:parent-style-name="Text_20_body">
      <style:paragraph-properties fo:margin-left="0cm" fo:margin-right="0cm" fo:margin-top="0cm" fo:margin-bottom="0cm" loext:contextual-spacing="false" style:line-height-at-least="1.217cm" fo:text-align="start" style:justify-single-word="false" fo:orphans="2" fo:widows="2" fo:text-indent="0cm" style:auto-text-indent="false"/>
      <style:text-properties style:font-name="Liberation Serif" fo:font-size="12pt" fo:font-weight="bold" officeooo:rsid="000703c8" officeooo:paragraph-rsid="000703c8" style:font-size-asian="12pt" style:font-weight-asian="bold" style:font-size-complex="12pt" style:font-weight-complex="bold" loext:padding="0cm" loext:border="none"/>
    </style:style>
    <style:style style:name="P36" style:family="paragraph" style:parent-style-name="Text_20_body">
      <style:paragraph-properties fo:margin-left="0cm" fo:margin-right="0cm" fo:margin-top="0cm" fo:margin-bottom="0.265cm" loext:contextual-spacing="false" style:line-height-at-least="0.582cm" fo:text-align="start" style:justify-single-word="false" fo:text-indent="0cm" style:auto-text-indent="false" fo:padding="0cm" fo:border="none"/>
      <style:text-properties fo:font-variant="normal" fo:text-transform="none" style:font-name="Liberation Serif" fo:font-size="12pt" fo:font-style="normal" fo:font-weight="normal" style:font-size-asian="12pt" style:font-size-complex="12pt" loext:padding="0cm" loext:border="none"/>
    </style:style>
    <style:style style:name="P37" style:family="paragraph" style:parent-style-name="Text_20_body">
      <style:paragraph-properties fo:margin-left="0cm" fo:margin-right="0cm" fo:margin-top="0.265cm" fo:margin-bottom="0.265cm" loext:contextual-spacing="false" fo:text-align="start" style:justify-single-word="false" fo:orphans="2" fo:widows="2" fo:text-indent="0cm" style:auto-text-indent="false" fo:padding="0cm" fo:border="none"/>
      <style:text-properties fo:font-variant="normal" fo:text-transform="none" style:font-name="Liberation Serif" fo:font-size="12pt" fo:letter-spacing="normal" fo:font-style="normal" fo:font-weight="normal" style:font-size-asian="12pt" style:font-size-complex="12pt"/>
    </style:style>
    <style:style style:name="P38" style:family="paragraph" style:parent-style-name="Text_20_body">
      <style:paragraph-properties fo:margin-left="0cm" fo:margin-right="0cm" fo:margin-top="0.265cm" fo:margin-bottom="0.265cm" loext:contextual-spacing="false" fo:text-align="start" style:justify-single-word="false" fo:orphans="2" fo:widows="2" fo:text-indent="0cm" style:auto-text-indent="false" fo:padding="0cm" fo:border="none"/>
      <style:text-properties fo:font-variant="normal" fo:text-transform="none" style:font-name="Liberation Serif" fo:font-size="12pt" fo:letter-spacing="normal" fo:font-style="normal" fo:font-weight="normal" officeooo:rsid="0007ce98" officeooo:paragraph-rsid="0007ce98" style:font-size-asian="12pt" style:font-weight-asian="normal" style:font-size-complex="12pt" style:font-weight-complex="normal"/>
    </style:style>
    <style:style style:name="P39" style:family="paragraph" style:parent-style-name="Text_20_body">
      <style:paragraph-properties fo:margin-left="0cm" fo:margin-right="0cm" fo:margin-top="0.265cm" fo:margin-bottom="0.265cm" loext:contextual-spacing="false" fo:text-align="start" style:justify-single-word="false" fo:orphans="2" fo:widows="2" fo:text-indent="0cm" style:auto-text-indent="false" fo:padding="0cm" fo:border="none"/>
      <style:text-properties fo:font-variant="normal" fo:text-transform="none" style:font-name="Liberation Serif" fo:font-size="12pt" fo:letter-spacing="normal" fo:font-style="normal" fo:font-weight="bold" officeooo:rsid="0007ce98" officeooo:paragraph-rsid="0007ce98" style:font-size-asian="12pt" style:font-weight-asian="bold" style:font-size-complex="12pt" style:font-weight-complex="bold"/>
    </style:style>
    <style:style style:name="P40" style:family="paragraph" style:parent-style-name="Text_20_body" style:list-style-name="L2">
      <style:paragraph-properties fo:margin-left="0cm" fo:margin-right="0cm" fo:margin-top="0.106cm" fo:margin-bottom="0.106cm" loext:contextual-spacing="false" fo:text-align="start" style:justify-single-word="false" fo:orphans="2" fo:widows="2" fo:text-indent="0cm" style:auto-text-indent="false" fo:padding="0cm" fo:border="none"/>
      <style:text-properties fo:font-variant="normal" fo:text-transform="none" style:font-name="Liberation Serif" fo:font-size="12pt" fo:letter-spacing="normal" fo:font-style="normal" fo:font-weight="normal" style:font-size-asian="12pt" style:font-size-complex="12pt"/>
    </style:style>
    <style:style style:name="P41" style:family="paragraph" style:parent-style-name="Text_20_body">
      <style:paragraph-properties fo:margin-left="0cm" fo:margin-right="0cm" fo:margin-top="0cm" fo:margin-bottom="0cm" loext:contextual-spacing="false" fo:line-height="138%" fo:text-indent="0cm" style:auto-text-indent="false" style:writing-mode="lr-tb"/>
      <style:text-properties fo:font-variant="normal" fo:text-transform="none" fo:color="#47494d"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42" style:family="paragraph" style:parent-style-name="Text_20_body">
      <style:paragraph-properties fo:margin-left="0cm" fo:margin-right="0cm" fo:margin-top="0cm" fo:margin-bottom="0.282cm" loext:contextual-spacing="false" fo:line-height="188%" fo:text-indent="0cm" style:auto-text-indent="false" style:writing-mode="lr-tb"/>
      <style:text-properties fo:font-variant="normal" fo:text-transform="none" fo:color="#000000" style:text-line-through-style="none" style:text-line-through-type="none" style:font-name="Liberation Serif" fo:font-size="12pt" fo:font-style="normal" style:text-underline-style="none" fo:font-weight="normal" officeooo:paragraph-rsid="00054600" style:text-blinking="false" fo:background-color="transparent" style:font-size-asian="12pt" style:font-size-complex="12pt"/>
    </style:style>
    <style:style style:name="P43" style:family="paragraph" style:parent-style-name="Heading_20_1">
      <style:text-properties fo:font-variant="normal" fo:text-transform="none" fo:color="#000000" style:font-name="Liberation Serif" fo:font-size="12pt" fo:letter-spacing="normal" fo:font-style="normal" fo:font-weight="bold" officeooo:rsid="0007a450" officeooo:paragraph-rsid="0007a450" style:font-size-asian="12pt" style:font-size-complex="12pt"/>
    </style:style>
    <style:style style:name="P44" style:family="paragraph" style:parent-style-name="Heading_20_1">
      <style:paragraph-properties fo:margin-left="0cm" fo:margin-right="0cm" fo:margin-top="0.847cm" fo:margin-bottom="0.423cm" loext:contextual-spacing="false"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bold" style:font-size-asian="12pt" style:font-size-complex="12pt"/>
    </style:style>
    <style:style style:name="T1" style:family="text">
      <style:text-properties fo:font-variant="normal" fo:text-transform="none" fo:color="#47494d" style:font-name="inherit" fo:font-size="10.5pt" fo:font-style="normal" loext:padding="0cm" loext:border="none"/>
    </style:style>
    <style:style style:name="T2" style:family="text">
      <style:text-properties fo:font-variant="normal" fo:text-transform="none" fo:color="#47494d" fo:font-size="10.5pt" fo:font-style="normal" loext:padding="0cm" loext:border="none"/>
    </style:style>
    <style:style style:name="T3" style:family="text">
      <style:text-properties fo:font-variant="normal" fo:text-transform="none" fo:color="#47494d" fo:font-style="normal" loext:padding="0cm" loext:border="none"/>
    </style:style>
    <style:style style:name="T4" style:family="text">
      <style:text-properties fo:font-variant="normal" fo:text-transform="none" style:font-name="Atlas Grotesk" fo:font-size="10.5pt" fo:letter-spacing="normal" fo:font-style="normal" fo:font-weight="normal"/>
    </style:style>
    <style:style style:name="T5" style:family="text">
      <style:text-properties fo:font-variant="normal" fo:text-transform="none" style:font-name="Atlas Grotesk" fo:font-size="10.5pt" fo:letter-spacing="normal" fo:font-style="normal" fo:font-weight="normal" officeooo:rsid="000703c8"/>
    </style:style>
    <style:style style:name="T6" style:family="text">
      <style:text-properties fo:font-variant="normal" fo:text-transform="none" style:font-name="Atlas Grotesk" fo:font-size="10.5pt" fo:letter-spacing="normal" fo:font-style="normal" style:font-weight-asian="bold" style:font-weight-complex="bold"/>
    </style:style>
    <style:style style:name="T7" style:family="text">
      <style:text-properties fo:font-variant="normal" fo:text-transform="none" style:font-name="Atlas Grotesk" fo:font-size="10.5pt" fo:letter-spacing="normal" fo:font-style="normal" officeooo:rsid="00081302" style:font-weight-asian="bold" style:font-weight-complex="bold"/>
    </style:style>
    <style:style style:name="T8" style:family="text">
      <style:text-properties fo:font-variant="normal" fo:text-transform="none" fo:color="#545454" style:font-name="arial" fo:font-size="12pt" fo:letter-spacing="normal" fo:font-style="normal" fo:font-weight="normal"/>
    </style:style>
    <style:style style:name="T9" style:family="text">
      <style:text-properties fo:font-variant="normal" fo:text-transform="none" fo:color="#545454" style:font-name="arial" fo:font-size="12pt" fo:letter-spacing="normal" fo:font-style="normal" fo:font-weight="bold"/>
    </style:style>
    <style:style style:name="T10" style:family="text">
      <style:text-properties fo:font-variant="normal" fo:text-transform="none" fo:color="#545454" fo:letter-spacing="normal"/>
    </style:style>
    <style:style style:name="T11" style:family="text">
      <style:text-properties fo:font-variant="normal" fo:text-transform="none" fo:color="#545454" fo:font-size="12pt" fo:letter-spacing="normal" fo:font-style="normal" fo:font-weight="normal"/>
    </style:style>
    <style:style style:name="T12" style:family="text">
      <style:text-properties fo:font-variant="normal" fo:text-transform="none" fo:color="#545454" fo:font-size="12pt" fo:letter-spacing="normal" fo:font-style="normal" fo:font-weight="bold"/>
    </style:style>
    <style:style style:name="T13" style:family="text">
      <style:text-properties fo:font-variant="normal" fo:text-transform="none" fo:color="#545454" style:font-name="Liberation Serif" fo:font-size="12pt" fo:letter-spacing="normal" fo:font-style="normal" fo:font-weight="normal"/>
    </style:style>
    <style:style style:name="T14" style:family="text">
      <style:text-properties fo:font-variant="normal" fo:text-transform="none" fo:color="#545454" style:font-name="Liberation Serif" fo:font-size="12pt" fo:letter-spacing="normal" fo:font-style="normal" fo:font-weight="normal" style:font-size-asian="12pt" style:font-size-complex="12pt"/>
    </style:style>
    <style:style style:name="T15" style:family="text">
      <style:text-properties fo:font-variant="normal" fo:text-transform="none" fo:color="#545454" style:font-name="Liberation Serif" fo:font-size="12pt" fo:letter-spacing="normal" fo:font-style="normal" fo:font-weight="bold"/>
    </style:style>
    <style:style style:name="T16" style:family="text">
      <style:text-properties fo:font-variant="normal" fo:text-transform="none" fo:color="#545454" style:font-name="Liberation Serif" fo:font-size="12pt" fo:letter-spacing="normal" fo:font-style="normal" fo:font-weight="bold" style:font-size-asian="12pt" style:font-size-complex="12pt"/>
    </style:style>
    <style:style style:name="T17" style:family="text">
      <style:text-properties fo:font-variant="normal" fo:text-transform="none" fo:color="#545454" style:font-name="Liberation Serif" fo:letter-spacing="normal" fo:font-style="normal" fo:font-weight="normal"/>
    </style:style>
    <style:style style:name="T18" style:family="text">
      <style:text-properties fo:font-variant="normal" fo:text-transform="none" fo:color="#545454" style:font-name="Liberation Serif" fo:letter-spacing="normal" fo:font-style="normal" fo:font-weight="bold"/>
    </style:style>
    <style:style style:name="T19" style:family="text">
      <style:text-properties fo:font-variant="normal" fo:text-transform="none" fo:color="#6a6a6a" style:font-name="arial" fo:font-size="12pt" fo:letter-spacing="normal" fo:font-style="normal" fo:font-weight="bold"/>
    </style:style>
    <style:style style:name="T20" style:family="text">
      <style:text-properties fo:font-variant="normal" fo:text-transform="none" fo:color="#6a6a6a" fo:font-size="12pt" fo:letter-spacing="normal" fo:font-style="normal" fo:font-weight="bold"/>
    </style:style>
    <style:style style:name="T21" style:family="text">
      <style:text-properties fo:font-variant="normal" fo:text-transform="none" fo:color="#6a6a6a" style:font-name="Liberation Serif" fo:font-size="12pt" fo:letter-spacing="normal" fo:font-style="normal" fo:font-weight="bold"/>
    </style:style>
    <style:style style:name="T22" style:family="text">
      <style:text-properties fo:font-variant="normal" fo:text-transform="none" fo:color="#6a6a6a" style:font-name="Liberation Serif" fo:font-size="12pt" fo:letter-spacing="normal" fo:font-style="normal" fo:font-weight="bold" style:font-size-asian="12pt" style:font-size-complex="12pt"/>
    </style:style>
    <style:style style:name="T23" style:family="text">
      <style:text-properties fo:font-variant="normal" fo:text-transform="none" fo:color="#6a6a6a" style:font-name="Liberation Serif" fo:letter-spacing="normal" fo:font-style="normal" fo:font-weight="bold"/>
    </style:style>
    <style:style style:name="T24" style:family="text">
      <style:text-properties fo:font-variant="normal" fo:text-transform="none" fo:font-size="10.5pt" fo:letter-spacing="normal" fo:font-style="normal" fo:font-weight="normal"/>
    </style:style>
    <style:style style:name="T25" style:family="text">
      <style:text-properties fo:font-variant="normal" fo:text-transform="none" fo:font-size="10.5pt" fo:letter-spacing="normal" fo:font-style="normal" fo:font-weight="normal" officeooo:rsid="000703c8"/>
    </style:style>
    <style:style style:name="T26" style:family="text">
      <style:text-properties fo:font-variant="normal" fo:text-transform="none" fo:font-size="10.5pt" fo:letter-spacing="normal" fo:font-style="normal" style:font-weight-asian="bold" style:font-weight-complex="bold"/>
    </style:style>
    <style:style style:name="T27" style:family="text">
      <style:text-properties fo:font-variant="normal" fo:text-transform="none" fo:font-size="10.5pt" fo:letter-spacing="normal" fo:font-style="normal" officeooo:rsid="00081302" style:font-weight-asian="bold" style:font-weight-complex="bold"/>
    </style:style>
    <style:style style:name="T28" style:family="text">
      <style:text-properties fo:font-variant="normal" fo:text-transform="none" fo:letter-spacing="normal" fo:font-style="normal" fo:font-weight="normal"/>
    </style:style>
    <style:style style:name="T29" style:family="text">
      <style:text-properties fo:font-variant="normal" fo:text-transform="none" fo:letter-spacing="normal" fo:font-style="normal" fo:font-weight="normal" officeooo:rsid="000703c8"/>
    </style:style>
    <style:style style:name="T30" style:family="text">
      <style:text-properties fo:font-variant="normal" fo:text-transform="none" fo:letter-spacing="normal" fo:font-style="normal" style:font-weight-asian="bold" style:font-weight-complex="bold"/>
    </style:style>
    <style:style style:name="T31" style:family="text">
      <style:text-properties fo:font-variant="normal" fo:text-transform="none" fo:letter-spacing="normal" fo:font-style="normal" officeooo:rsid="00081302" style:font-weight-asian="bold" style:font-weight-complex="bold"/>
    </style:style>
    <style:style style:name="T32" style:family="text">
      <style:text-properties fo:color="#47494d" style:font-name="inherit" fo:font-weight="bold"/>
    </style:style>
    <style:style style:name="T33" style:family="text">
      <style:text-properties fo:color="#47494d" fo:font-weight="bold"/>
    </style:style>
    <style:style style:name="T34" style:family="text">
      <style:text-properties style:font-name="Atlas Grotesk" fo:letter-spacing="normal" fo:font-weight="normal"/>
    </style:style>
    <style:style style:name="T35" style:family="text">
      <style:text-properties style:font-name="Atlas Grotesk" fo:font-weight="normal"/>
    </style:style>
    <style:style style:name="T36" style:family="text">
      <style:text-properties fo:letter-spacing="normal" fo:font-weight="normal"/>
    </style:style>
    <style:style style:name="T37" style:family="text">
      <style:text-properties fo:font-weight="normal"/>
    </style:style>
    <style:style style:name="T38" style:family="text">
      <style:text-properties officeooo:rsid="000703c8"/>
    </style:style>
    <style:style style:name="T39" style:family="text">
      <style:text-properties officeooo:rsid="00081302"/>
    </style:style>
    <style:style style:name="Sect1" style:family="section">
      <style:section-properties fo:background-color="#222222"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22546568" text:style-name="L1">
        <text:list-item>
          <text:p text:style-name="P26"><text:bookmark text:name="docs-internal-guid-bbe468c1-7fff-60f1-6a64-28e000b779b4"/>1000 movies data.</text:p>
        </text:list-item>
      </text:list>
      <text:p text:style-name="P22"/>
      <text:p text:style-name="P41">About this file</text:p>
      <text:p text:style-name="P22"/>
      <text:p text:style-name="P42">Here's a data set of 1,000 most popular movies on IMDB in the last 10 years. The data fields included are:</text:p>
      <text:p text:style-name="P42">Title, Genre, Description, Director, Actors, Year, Runtime, Rating, Votes, Revenue, Metascrore</text:p>
      <text:p text:style-name="P1">Rank</text:p>
      <text:p text:style-name="P27">Movie rank order</text:p>
      <text:section text:style-name="Sect1" text:name="tooltip_3">
        <text:p text:style-name="P30"/>
      </text:section>
      <text:p text:style-name="P29">Title</text:p>
      <text:p text:style-name="P27">The title of the film</text:p>
      <text:section text:style-name="Sect1" text:name="tooltip_4">
        <text:p text:style-name="P30"/>
      </text:section>
      <text:p text:style-name="P29">Genre</text:p>
      <text:p text:style-name="P27">A comma-separated list of genres used to classify the film</text:p>
      <text:section text:style-name="Sect1" text:name="tooltip_5">
        <text:p text:style-name="P30"/>
      </text:section>
      <text:p text:style-name="P29">Description</text:p>
      <text:p text:style-name="P27">Brief one-sentence movie summary</text:p>
      <text:section text:style-name="Sect1" text:name="tooltip_6">
        <text:p text:style-name="P30"/>
      </text:section>
      <text:p text:style-name="P29">Director</text:p>
      <text:p text:style-name="P27">The name of the film's director</text:p>
      <text:section text:style-name="Sect1" text:name="tooltip_7">
        <text:p text:style-name="P30"/>
      </text:section>
      <text:p text:style-name="P29">Actors</text:p>
      <text:p text:style-name="P27">A comma-separated list of the main stars of the film</text:p>
      <text:section text:style-name="Sect1" text:name="tooltip_8">
        <text:p text:style-name="P30"/>
      </text:section>
      <text:p text:style-name="P29">Year</text:p>
      <text:p text:style-name="P27">The year that the film released as an integer.</text:p>
      <text:section text:style-name="Sect1" text:name="tooltip_9">
        <text:p text:style-name="P30"/>
      </text:section>
      <text:p text:style-name="P29">Runtime (Minutes)</text:p>
      <text:p text:style-name="P27">The duration of the film in minutes.</text:p>
      <text:section text:style-name="Sect1" text:name="tooltip_10">
        <text:p text:style-name="P30"/>
      </text:section>
      <text:p text:style-name="P29">Rating</text:p>
      <text:p text:style-name="P27">User rating for the movie 0-10</text:p>
      <text:section text:style-name="Sect1" text:name="tooltip_11">
        <text:p text:style-name="P30"/>
      </text:section>
      <text:p text:style-name="P29">Votes</text:p>
      <text:p text:style-name="P27">Number of votes</text:p>
      <text:section text:style-name="Sect1" text:name="tooltip_12">
        <text:p text:style-name="P30"/>
      </text:section>
      <text:p text:style-name="P29">Revenue (Millions)</text:p>
      <text:p text:style-name="P27">Movie revenue in millions</text:p>
      <text:section text:style-name="Sect1" text:name="tooltip_13">
        <text:p text:style-name="P30"><text:soft-page-break/></text:p>
      </text:section>
      <text:p text:style-name="P29">Metascore</text:p>
      <text:p text:style-name="P27">An aggregated average of critic scores. Values are between 0 and 100. Higher scores represent positive reviews.</text:p>
      <text:p text:style-name="P34"/>
      <text:p text:style-name="P18"><text:span text:style-name="T33">2. Breast Cancer survival</text:span></text:p>
      <text:p text:style-name="P12">Description</text:p>
      <text:p text:style-name="P36">Worldwide, breast cancer is the most common type of cancer in women and the second highest in terms of mortality rates.Diagnosis of breast cancer is performed when an abnormal lump is found (from self-examination or x-ray) or a tiny speck of calcium is seen (on an x-ray). After a suspicious lump is found, the doctor will conduct a diagnosis to determine whether it is cancerous and, if so, whether it has spread to other parts of the body.</text:p>
      <text:p text:style-name="P5">Columns</text:p>
      <text:section text:style-name="Sect1" text:name="tooltip_22">
        <text:p text:style-name="P13"/>
      </text:section>
      <text:p text:style-name="P7">mean_radius</text:p>
      <text:section text:style-name="Sect1" text:name="tooltip_23">
        <text:p text:style-name="P15"/>
      </text:section>
      <text:p text:style-name="P7">mean_texture</text:p>
      <text:section text:style-name="Sect1" text:name="tooltip_24">
        <text:p text:style-name="P15"/>
      </text:section>
      <text:p text:style-name="P7">mean_perimeter</text:p>
      <text:section text:style-name="Sect1" text:name="tooltip_25">
        <text:p text:style-name="P15"/>
      </text:section>
      <text:p text:style-name="P7">mean_area</text:p>
      <text:section text:style-name="Sect1" text:name="tooltip_26">
        <text:p text:style-name="P15"/>
      </text:section>
      <text:p text:style-name="P7">mean_smoothness</text:p>
      <text:section text:style-name="Sect1" text:name="tooltip_27">
        <text:p text:style-name="P15"/>
      </text:section>
      <text:p text:style-name="P7">diagnosis</text:p>
      <text:p text:style-name="P23"/>
      <text:p text:style-name="P23"/>
      <text:p text:style-name="P24">3. Fast Food Restaurants</text:p>
      <text:p text:style-name="P23"><text:line-break/><text:span text:style-name="T28">This dataset is a list of 10,000 fast food restaurants from Datafiniti's Business Database updated between April 2018 and June 2018. Each business listing includes a variation of the phrase Fast Food within the Category field. All fields within this dataset have been flattened to streamline your data analysis. This version is a sample of a large dataset. The full dataset is available through Datafiniti.</text:span></text:p>
      <text:p text:style-name="P23"><text:span text:style-name="T28"/></text:p>
      <text:p text:style-name="P4"><text:span text:style-name="T36">Columns</text:span></text:p>
      <text:section text:style-name="Sect1" text:name="Section1">
        <text:p text:style-name="P14"><text:bookmark text:name="tooltip_4"/></text:p>
      </text:section>
      <text:p text:style-name="P6">id</text:p>
      <text:section text:style-name="Sect1" text:name="Section2">
        <text:p text:style-name="P14"><text:bookmark text:name="tooltip_5"/></text:p>
      </text:section>
      <text:p text:style-name="P6"><text:soft-page-break/>dateAdded</text:p>
      <text:section text:style-name="Sect1" text:name="Section3">
        <text:p text:style-name="P14"><text:bookmark text:name="tooltip_6"/></text:p>
      </text:section>
      <text:p text:style-name="P6">dateUpdated</text:p>
      <text:section text:style-name="Sect1" text:name="Section4">
        <text:p text:style-name="P14"><text:bookmark text:name="tooltip_7"/></text:p>
      </text:section>
      <text:p text:style-name="P6">address</text:p>
      <text:section text:style-name="Sect1" text:name="Section5">
        <text:p text:style-name="P14"><text:bookmark text:name="tooltip_8"/></text:p>
      </text:section>
      <text:p text:style-name="P6">categories</text:p>
      <text:section text:style-name="Sect1" text:name="Section6">
        <text:p text:style-name="P14"><text:bookmark text:name="tooltip_9"/></text:p>
      </text:section>
      <text:p text:style-name="P6">city</text:p>
      <text:section text:style-name="Sect1" text:name="Section7">
        <text:p text:style-name="P14"><text:bookmark text:name="tooltip_10"/></text:p>
      </text:section>
      <text:p text:style-name="P6">country</text:p>
      <text:section text:style-name="Sect1" text:name="Section8">
        <text:p text:style-name="P14"><text:bookmark text:name="tooltip_11"/></text:p>
      </text:section>
      <text:p text:style-name="P6">keys</text:p>
      <text:section text:style-name="Sect1" text:name="Section9">
        <text:p text:style-name="P14"><text:bookmark text:name="tooltip_12"/></text:p>
      </text:section>
      <text:p text:style-name="P6">latitude</text:p>
      <text:section text:style-name="Sect1" text:name="Section10">
        <text:p text:style-name="P14"><text:bookmark text:name="tooltip_13"/></text:p>
      </text:section>
      <text:p text:style-name="P6">longitude</text:p>
      <text:section text:style-name="Sect1" text:name="tooltip_14">
        <text:p text:style-name="P14"/>
      </text:section>
      <text:p text:style-name="P6">name</text:p>
      <text:section text:style-name="Sect1" text:name="tooltip_15">
        <text:p text:style-name="P14"/>
      </text:section>
      <text:p text:style-name="P6">postalCode</text:p>
      <text:section text:style-name="Sect1" text:name="tooltip_16">
        <text:p text:style-name="P14"/>
      </text:section>
      <text:p text:style-name="P6">province</text:p>
      <text:section text:style-name="Sect1" text:name="tooltip_17">
        <text:p text:style-name="P14"/>
      </text:section>
      <text:p text:style-name="P6">sourceURLs</text:p>
      <text:section text:style-name="Sect1" text:name="tooltip_18">
        <text:p text:style-name="P14"/>
      </text:section>
      <text:p text:style-name="P6">websites</text:p>
      <text:p text:style-name="P9"/>
      <text:p text:style-name="P11">4. boxing matches</text:p>
      <text:p text:style-name="P8"><text:span text:style-name="T14">Various information about a lot of </text:span><text:span text:style-name="Emphasis"><text:span text:style-name="T22">boxing matches</text:span></text:span><text:span text:style-name="Emphasis"><text:span text:style-name="T16"> </text:span></text:span></text:p>
      <text:p text:style-name="P10"><text:span text:style-name="T10"/></text:p>
      <text:p text:style-name="P25"><text:span text:style-name="T31">5</text:span><text:span text:style-name="T30">. deliveries.csv</text:span></text:p>
      <text:p text:style-name="P19">All Indian Premier League Cricket matches between 2008 and 2016.</text:p>
      <text:p text:style-name="P37">This is the ball by ball data of all the IPL cricket matches till season 9.</text:p>
      <text:p text:style-name="P37">The dataset contains 2 files: deliveries.csv and matches.csv.</text:p>
      <text:p text:style-name="P37">matches.csv contains details related to the match such as location, contesting teams, umpires, results, etc.</text:p>
      <text:p text:style-name="P37"><text:soft-page-break/>deliveries.csv is the ball-by-ball data of all the IPL matches including data of the batting team, batsman, bowler, non-striker, runs scored, etc.</text:p>
      <text:p text:style-name="P19"/>
      <text:p text:style-name="P19"><text:span text:style-name="T28"/></text:p>
      <text:p text:style-name="P2"><text:span text:style-name="T37">Columns</text:span></text:p>
      <text:section text:style-name="Sect1" text:name="Section11">
        <text:p text:style-name="P14"><text:bookmark text:name="tooltip_101"/></text:p>
      </text:section>
      <text:p text:style-name="P6">match_id</text:p>
      <text:section text:style-name="Sect1" text:name="Section12">
        <text:p text:style-name="P14"><text:bookmark text:name="tooltip_111"/></text:p>
      </text:section>
      <text:p text:style-name="P16">inning</text:p>
      <text:p text:style-name="P27">Tells if the first set of batting was going on or second. 1: First Innings 2: Second Innings</text:p>
      <text:section text:style-name="Sect1" text:name="Section13">
        <text:p text:style-name="P30"><text:bookmark text:name="tooltip_121"/></text:p>
      </text:section>
      <text:p text:style-name="P29">batting_team</text:p>
      <text:p text:style-name="P27">The team name which is currently batting.</text:p>
      <text:section text:style-name="Sect1" text:name="Section14">
        <text:p text:style-name="P30"><text:bookmark text:name="tooltip_131"/></text:p>
      </text:section>
      <text:p text:style-name="P29">bowling_team</text:p>
      <text:p text:style-name="P27">The team name which is currently bowling.</text:p>
      <text:section text:style-name="Sect1" text:name="Section15">
        <text:p text:style-name="P30"><text:bookmark text:name="tooltip_14"/></text:p>
      </text:section>
      <text:p text:style-name="P29">over</text:p>
      <text:p text:style-name="P27">Describe the current over number.</text:p>
      <text:section text:style-name="Sect1" text:name="Section16">
        <text:p text:style-name="P30"><text:bookmark text:name="tooltip_15"/></text:p>
      </text:section>
      <text:p text:style-name="P29">ball</text:p>
      <text:p text:style-name="P27">Describe the current bowl no of the current over.</text:p>
      <text:section text:style-name="Sect1" text:name="Section17">
        <text:p text:style-name="P30"><text:bookmark text:name="tooltip_16"/></text:p>
      </text:section>
      <text:p text:style-name="P29">batsman</text:p>
      <text:p text:style-name="P27">Name of the batsman on striking end.</text:p>
      <text:section text:style-name="Sect1" text:name="Section18">
        <text:p text:style-name="P30"><text:bookmark text:name="tooltip_17"/></text:p>
      </text:section>
      <text:p text:style-name="P29">non_striker</text:p>
      <text:p text:style-name="P27">Name of the batsman on non-striking end.</text:p>
      <text:section text:style-name="Sect1" text:name="Section19">
        <text:p text:style-name="P30"><text:bookmark text:name="tooltip_18"/></text:p>
      </text:section>
      <text:p text:style-name="P32">bowler</text:p>
      <text:section text:style-name="Sect1" text:name="tooltip_19">
        <text:p text:style-name="P30"/>
      </text:section>
      <text:p text:style-name="P32">is_super_over</text:p>
      <text:section text:style-name="Sect1" text:name="tooltip_20">
        <text:p text:style-name="P30"/>
      </text:section>
      <text:p text:style-name="P32">wide_runs</text:p>
      <text:section text:style-name="Sect1" text:name="tooltip_21">
        <text:p text:style-name="P30"/>
      </text:section>
      <text:p text:style-name="P32">bye_runs</text:p>
      <text:section text:style-name="Sect1" text:name="Section20">
        <text:p text:style-name="P30"><text:bookmark text:name="tooltip_22"/></text:p>
      </text:section>
      <text:p text:style-name="P32">legbye_runs</text:p>
      <text:section text:style-name="Sect1" text:name="Section21">
        <text:p text:style-name="P30"><text:bookmark text:name="tooltip_23"/></text:p>
      </text:section>
      <text:p text:style-name="P32">noball_runs</text:p>
      <text:section text:style-name="Sect1" text:name="Section22">
        <text:p text:style-name="P30"><text:bookmark text:name="tooltip_24"/></text:p>
      </text:section>
      <text:p text:style-name="P32">penalty_runs</text:p>
      <text:section text:style-name="Sect1" text:name="Section23">
        <text:p text:style-name="P30"><text:bookmark text:name="tooltip_25"/><text:soft-page-break/></text:p>
      </text:section>
      <text:p text:style-name="P32">batsman_runs</text:p>
      <text:section text:style-name="Sect1" text:name="Section24">
        <text:p text:style-name="P30"><text:bookmark text:name="tooltip_26"/></text:p>
      </text:section>
      <text:p text:style-name="P32">extra_runs</text:p>
      <text:section text:style-name="Sect1" text:name="Section25">
        <text:p text:style-name="P30"><text:bookmark text:name="tooltip_27"/></text:p>
      </text:section>
      <text:p text:style-name="P32">total_runs</text:p>
      <text:section text:style-name="Sect1" text:name="tooltip_150">
        <text:p text:style-name="P30"/>
      </text:section>
      <text:p text:style-name="P32">player_dismissed</text:p>
      <text:section text:style-name="Sect1" text:name="tooltip_151">
        <text:p text:style-name="P30"/>
      </text:section>
      <text:p text:style-name="P32">dismissal_kind</text:p>
      <text:section text:style-name="Sect1" text:name="tooltip_152">
        <text:p text:style-name="P30"/>
      </text:section>
      <text:p text:style-name="P32">fielder</text:p>
      <text:p text:style-name="P34"/>
      <text:p text:style-name="P35"><text:span text:style-name="T39">6</text:span>. matches.csv</text:p>
      <text:p text:style-name="P20"><text:span text:style-name="T38"><text:line-break/></text:span>All Indian Premier League Cricket matches between 2008 and 2016.</text:p>
      <text:p text:style-name="P37">This is the ball by ball data of all the IPL cricket matches till season 9.</text:p>
      <text:p text:style-name="P37">The dataset contains 2 files: deliveries.csv and matches.csv.</text:p>
      <text:p text:style-name="P37">matches.csv contains details related to the match such as location, contesting teams, umpires, results, etc.</text:p>
      <text:p text:style-name="P37">deliveries.csv is the ball-by-ball data of all the IPL matches including data of the batting team, batsman, bowler, non-striker, runs scored, etc.</text:p>
      <text:p text:style-name="P19"/>
      <text:p text:style-name="P19"><text:span text:style-name="T28"/></text:p>
      <text:p text:style-name="P3"><text:span text:style-name="T37">Columns</text:span></text:p>
      <text:section text:style-name="Sect1" text:name="Section26">
        <text:p text:style-name="P13"><text:bookmark text:name="tooltip_102"/></text:p>
      </text:section>
      <text:p text:style-name="P7">id</text:p>
      <text:section text:style-name="Sect1" text:name="Section27">
        <text:p text:style-name="P15"><text:bookmark text:name="tooltip_112"/></text:p>
      </text:section>
      <text:p text:style-name="P7">season</text:p>
      <text:section text:style-name="Sect1" text:name="Section28">
        <text:p text:style-name="P15"><text:bookmark text:name="tooltip_122"/></text:p>
      </text:section>
      <text:p text:style-name="P7">city</text:p>
      <text:section text:style-name="Sect1" text:name="Section29">
        <text:p text:style-name="P15"><text:bookmark text:name="tooltip_132"/></text:p>
      </text:section>
      <text:p text:style-name="P7">date</text:p>
      <text:section text:style-name="Sect1" text:name="Section30">
        <text:p text:style-name="P15"><text:bookmark text:name="tooltip_141"/></text:p>
      </text:section>
      <text:p text:style-name="P7">team1</text:p>
      <text:section text:style-name="Sect1" text:name="Section31">
        <text:p text:style-name="P15"><text:bookmark text:name="tooltip_151"/></text:p>
      </text:section>
      <text:p text:style-name="P7">team2</text:p>
      <text:section text:style-name="Sect1" text:name="Section32">
        <text:p text:style-name="P15"><text:bookmark text:name="tooltip_161"/><text:soft-page-break/></text:p>
      </text:section>
      <text:p text:style-name="P7">toss_winner</text:p>
      <text:section text:style-name="Sect1" text:name="Section33">
        <text:p text:style-name="P15"><text:bookmark text:name="tooltip_171"/></text:p>
      </text:section>
      <text:p text:style-name="P7">toss_decision</text:p>
      <text:section text:style-name="Sect1" text:name="Section34">
        <text:p text:style-name="P15"><text:bookmark text:name="tooltip_181"/></text:p>
      </text:section>
      <text:p text:style-name="P7">result</text:p>
      <text:section text:style-name="Sect1" text:name="Section35">
        <text:p text:style-name="P15"><text:bookmark text:name="tooltip_19"/></text:p>
      </text:section>
      <text:p text:style-name="P17">dl_applied</text:p>
      <text:p text:style-name="P28">Duckworth Lewis method</text:p>
      <text:section text:style-name="Sect1" text:name="Section36">
        <text:p text:style-name="P31"><text:bookmark text:name="tooltip_20"/></text:p>
      </text:section>
      <text:p text:style-name="P33">winner</text:p>
      <text:section text:style-name="Sect1" text:name="Section37">
        <text:p text:style-name="P31"><text:bookmark text:name="tooltip_21"/></text:p>
      </text:section>
      <text:p text:style-name="P33">win_by_runs</text:p>
      <text:section text:style-name="Sect1" text:name="Section38">
        <text:p text:style-name="P31"><text:bookmark text:name="tooltip_221"/></text:p>
      </text:section>
      <text:p text:style-name="P33">win_by_wickets</text:p>
      <text:section text:style-name="Sect1" text:name="Section39">
        <text:p text:style-name="P31"><text:bookmark text:name="tooltip_231"/></text:p>
      </text:section>
      <text:p text:style-name="P33">player_of_match</text:p>
      <text:section text:style-name="Sect1" text:name="Section40">
        <text:p text:style-name="P31"><text:bookmark text:name="tooltip_241"/></text:p>
      </text:section>
      <text:p text:style-name="P33">venue</text:p>
      <text:section text:style-name="Sect1" text:name="Section41">
        <text:p text:style-name="P31"><text:bookmark text:name="tooltip_251"/></text:p>
      </text:section>
      <text:p text:style-name="P33">umpire1</text:p>
      <text:section text:style-name="Sect1" text:name="Section42">
        <text:p text:style-name="P31"><text:bookmark text:name="tooltip_261"/></text:p>
      </text:section>
      <text:p text:style-name="P33">umpire2</text:p>
      <text:section text:style-name="Sect1" text:name="Section43">
        <text:p text:style-name="P31"><text:bookmark text:name="tooltip_271"/></text:p>
      </text:section>
      <text:p text:style-name="P33">umpire3</text:p>
      <text:p text:style-name="P19"><text:span text:style-name="T28"/></text:p>
      <text:p text:style-name="P19"><text:span text:style-name="T28"/></text:p>
      <text:p text:style-name="P21"><text:span text:style-name="T39">7</text:span>. car sales.csv</text:p>
      <text:h text:style-name="P43" text:outline-level="1">Context</text:h>
      <text:p text:style-name="P37">This dataset was collected by me from car sale advertisements for study/practice purposes in 2016. Though there is couple well known car features datasets they seems quite simple and outdated. Car topic is really interesting. But I wanted to practice with real raw data which has all inconvenient moments (as NA’s for example).</text:p>
      <text:p text:style-name="P37">This dataset contains data for more than 9.5K cars sale in Ukraine. Most of them are used cars so it opens the possibility to analyze features related to car operation. At the end of the day I look at this data as a subset from all Ukrainian car fleet.</text:p>
      <text:h text:style-name="P44" text:outline-level="1"><text:soft-page-break/>Content</text:h>
      <text:p text:style-name="P37">Dataset contains 9576 rows and 10 variables with essential meanings:</text:p>
      <text:list xml:id="list2152540943" text:style-name="L2">
        <text:list-item>
          <text:p text:style-name="P40">car: manufacturer brand</text:p>
        </text:list-item>
        <text:list-item>
          <text:p text:style-name="P40">price: seller’s price in advertisement (in USD)</text:p>
        </text:list-item>
        <text:list-item>
          <text:p text:style-name="P40">body: car body type</text:p>
        </text:list-item>
        <text:list-item>
          <text:p text:style-name="P40">mileage: as mentioned in advertisement (‘000 Km)</text:p>
        </text:list-item>
        <text:list-item>
          <text:p text:style-name="P40">engV: rounded engine volume (‘000 cubic cm)</text:p>
        </text:list-item>
        <text:list-item>
          <text:p text:style-name="P40">engType: type of fuel (“Other” in this case should be treated as NA)</text:p>
        </text:list-item>
        <text:list-item>
          <text:p text:style-name="P40">registration: whether car registered in Ukraine or not</text:p>
        </text:list-item>
        <text:list-item>
          <text:p text:style-name="P40">year: year of production</text:p>
        </text:list-item>
        <text:list-item>
          <text:p text:style-name="P40">model: specific model name</text:p>
        </text:list-item>
        <text:list-item>
          <text:p text:style-name="P40">drive: drive type</text:p>
        </text:list-item>
      </text:list>
      <text:p text:style-name="P37">Data has gaps, so be careful and check for NA’s. I tried to check and drop repeated offers, but theoretically duplications are possible.</text:p>
      <text:p text:style-name="P37"/>
      <text:p text:style-name="P37"/>
      <text:p text:style-name="P39"><text:span text:style-name="T39">8</text:span>. summar olympics</text:p>
      <text:p text:style-name="P38">Data Dictoinary is included in the same github repo with <text:span text:style-name="T39">the </text:span>name “olympics dictionary. csv”</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Atlas Grotesk" svg:font-family="'Atlas Grotesk', sans-serif"/>
    <style:font-face style:name="Lohit Devanagari1" svg:font-family="'Lohit Devanagari'"/>
    <style:font-face style:name="arial" svg:font-family="arial,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11:58:38.427604364</meta:creation-date>
    <dc:date>2019-02-11T12:17:21.804319897</dc:date>
    <meta:editing-duration>PT18M44S</meta:editing-duration>
    <meta:editing-cycles>9</meta:editing-cycles>
    <meta:generator>LibreOffice/6.0.7.3$Linux_X86_64 LibreOffice_project/00m0$Build-3</meta:generator>
    <meta:document-statistic meta:table-count="0" meta:image-count="0" meta:object-count="0" meta:page-count="7" meta:paragraph-count="138" meta:word-count="801" meta:character-count="4926" meta:non-whitespace-character-count="4271"/>
  </office:meta>
</office:document-meta>
</file>